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fo:font-size="14pt" fo:font-weight="bold" officeooo:rsid="00106746" officeooo:paragraph-rsid="00106746" style:font-size-asian="14pt" style:font-weight-asian="bold" style:font-size-complex="14pt" style:font-weight-complex="bold"/>
    </style:style>
    <style:style style:name="P2" style:family="paragraph" style:parent-style-name="Standard">
      <style:text-properties style:font-name="Times new roman" fo:font-size="14pt" fo:font-weight="bold" officeooo:rsid="0009325a" officeooo:paragraph-rsid="0009325a" style:font-size-asian="14pt" style:font-weight-asian="bold" style:font-size-complex="14pt" style:font-weight-complex="bold"/>
    </style:style>
    <style:style style:name="P3" style:family="paragraph" style:parent-style-name="Standard">
      <style:text-properties style:font-name="Times new roman" fo:font-size="12pt" officeooo:rsid="000b8943" officeooo:paragraph-rsid="000b8943" style:font-size-asian="12pt" style:font-size-complex="12pt"/>
    </style:style>
    <style:style style:name="P4" style:family="paragraph" style:parent-style-name="Standard">
      <style:text-properties style:font-name="Times new roman" fo:font-size="12pt" officeooo:rsid="000ea5d5" officeooo:paragraph-rsid="000ea5d5" style:font-size-asian="12pt" style:font-size-complex="12pt"/>
    </style:style>
    <style:style style:name="P5" style:family="paragraph" style:parent-style-name="Standard">
      <style:text-properties style:font-name="Times new roman" fo:font-size="12pt" fo:font-weight="bold" officeooo:rsid="000b8943" officeooo:paragraph-rsid="0009325a" style:font-size-asian="12pt" style:font-weight-asian="bold" style:font-size-complex="12pt" style:font-weight-complex="bold"/>
    </style:style>
    <style:style style:name="P6" style:family="paragraph" style:parent-style-name="Standard">
      <style:text-properties style:font-name="Times new roman" fo:font-size="12pt" fo:font-weight="normal" officeooo:rsid="00115895" officeooo:paragraph-rsid="00115895" style:font-size-asian="10.5pt" style:font-weight-asian="normal" style:font-size-complex="12pt" style:font-weight-complex="normal"/>
    </style:style>
    <style:style style:name="P7" style:family="paragraph" style:parent-style-name="Standard">
      <style:text-properties style:font-name="Times new roman" fo:font-size="12pt" fo:font-weight="normal" officeooo:rsid="001b0620" officeooo:paragraph-rsid="001b0620" style:font-size-asian="10.5pt" style:font-weight-asian="normal" style:font-size-complex="12pt" style:font-weight-complex="normal"/>
    </style:style>
    <style:style style:name="P8" style:family="paragraph" style:parent-style-name="Standard">
      <style:text-properties style:font-name="Times new roman" fo:font-size="12pt" fo:font-weight="normal" officeooo:rsid="001e0484" officeooo:paragraph-rsid="001e0484" style:font-size-asian="10.5pt" style:font-weight-asian="normal" style:font-size-complex="12pt" style:font-weight-complex="normal"/>
    </style:style>
    <style:style style:name="P9" style:family="paragraph" style:parent-style-name="Standard">
      <style:text-properties style:font-name="Times new roman" fo:font-size="12pt" fo:font-weight="normal" officeooo:rsid="0022bb1b" officeooo:paragraph-rsid="0022bb1b" style:font-size-asian="10.5pt" style:font-weight-asian="normal" style:font-size-complex="12pt" style:font-weight-complex="normal"/>
    </style:style>
    <style:style style:name="P10" style:family="paragraph" style:parent-style-name="Standard">
      <style:text-properties style:font-name="Times new roman" fo:font-size="12pt" fo:font-weight="normal" officeooo:rsid="002494f9" officeooo:paragraph-rsid="002494f9" style:font-size-asian="10.5pt" style:font-weight-asian="normal" style:font-size-complex="12pt" style:font-weight-complex="normal"/>
    </style:style>
    <style:style style:name="P11" style:family="paragraph" style:parent-style-name="Standard">
      <style:text-properties style:font-name="Times new roman" fo:font-size="12pt" fo:font-weight="normal" officeooo:rsid="0027eaf4" officeooo:paragraph-rsid="0027eaf4" style:font-size-asian="10.5pt" style:font-weight-asian="normal" style:font-size-complex="12pt" style:font-weight-complex="normal"/>
    </style:style>
    <style:style style:name="P12" style:family="paragraph" style:parent-style-name="Standard">
      <style:text-properties style:font-name="Times new roman" fo:font-size="12pt" fo:font-weight="normal" officeooo:rsid="00291730" officeooo:paragraph-rsid="00291730" style:font-size-asian="10.5pt" style:font-weight-asian="normal" style:font-size-complex="12pt" style:font-weight-complex="normal"/>
    </style:style>
    <style:style style:name="P13" style:family="paragraph" style:parent-style-name="Standard">
      <style:text-properties style:font-name="Times new roman" fo:font-size="12pt" fo:font-weight="normal" officeooo:rsid="002b1760" officeooo:paragraph-rsid="002b1760" style:font-size-asian="10.5pt" style:font-weight-asian="normal" style:font-size-complex="12pt" style:font-weight-complex="normal"/>
    </style:style>
    <style:style style:name="P14" style:family="paragraph" style:parent-style-name="Standard">
      <style:text-properties style:font-name="Times new roman" fo:font-size="12pt" fo:font-weight="bold" officeooo:rsid="00132d26" officeooo:paragraph-rsid="00132d26" style:font-size-asian="10.5pt" style:font-weight-asian="bold" style:font-size-complex="12pt" style:font-weight-complex="bold"/>
    </style:style>
    <style:style style:name="P15" style:family="paragraph" style:parent-style-name="Standard">
      <style:text-properties style:font-name="Times new roman" fo:font-size="12pt" fo:font-weight="bold" officeooo:rsid="0014cbfd" officeooo:paragraph-rsid="0014cbfd" style:font-size-asian="10.5pt" style:font-weight-asian="bold" style:font-size-complex="12pt" style:font-weight-complex="bold"/>
    </style:style>
    <style:style style:name="P16" style:family="paragraph" style:parent-style-name="Standard">
      <style:text-properties style:font-name="Times new roman" fo:font-size="12pt" fo:font-weight="bold" officeooo:rsid="00291730" officeooo:paragraph-rsid="00291730" style:font-size-asian="10.5pt" style:font-weight-asian="bold" style:font-size-complex="12pt" style:font-weight-complex="bold"/>
    </style:style>
    <style:style style:name="P17" style:family="paragraph" style:parent-style-name="Standard">
      <style:text-properties style:font-name="Times new roman" fo:font-size="14pt" fo:font-weight="normal" officeooo:rsid="0019210c" officeooo:paragraph-rsid="0019210c" style:font-size-asian="12.25pt" style:font-weight-asian="normal" style:font-size-complex="14pt" style:font-weight-complex="normal"/>
    </style:style>
    <style:style style:name="P18" style:family="paragraph" style:parent-style-name="Standard">
      <style:text-properties style:font-name="Times new roman" fo:font-size="14pt" fo:font-weight="bold" officeooo:rsid="00132d26" officeooo:paragraph-rsid="00132d26" style:font-size-asian="12.25pt" style:font-weight-asian="bold" style:font-size-complex="14pt" style:font-weight-complex="bold"/>
    </style:style>
    <style:style style:name="P19" style:family="paragraph" style:parent-style-name="Standard">
      <style:text-properties style:font-name="Times new roman" fo:font-size="14pt" fo:font-weight="bold" officeooo:rsid="0019210c" officeooo:paragraph-rsid="0019210c" style:font-size-asian="12.25pt" style:font-weight-asian="bold" style:font-size-complex="14pt" style:font-weight-complex="bold"/>
    </style:style>
    <style:style style:name="P20" style:family="paragraph" style:parent-style-name="Standard">
      <style:text-properties style:font-name="Times new roman" fo:font-size="14pt" fo:font-weight="bold" officeooo:rsid="001e0484" officeooo:paragraph-rsid="001e0484" style:font-size-asian="12.25pt" style:font-weight-asian="bold" style:font-size-complex="14pt" style:font-weight-complex="bold"/>
    </style:style>
    <style:style style:name="P21" style:family="paragraph" style:parent-style-name="Standard">
      <style:text-properties style:font-name="Times new roman" fo:font-size="14pt" fo:font-weight="bold" officeooo:rsid="0021d6b8" officeooo:paragraph-rsid="0021d6b8" style:font-size-asian="12.25pt" style:font-weight-asian="bold" style:font-size-complex="14pt" style:font-weight-complex="bold"/>
    </style:style>
    <style:style style:name="P22" style:family="paragraph" style:parent-style-name="Standard">
      <style:text-properties style:font-name="Times new roman" fo:font-size="14pt" fo:font-weight="bold" officeooo:rsid="002494f9" officeooo:paragraph-rsid="002494f9" style:font-size-asian="12.25pt" style:font-weight-asian="bold" style:font-size-complex="14pt" style:font-weight-complex="bold"/>
    </style:style>
    <style:style style:name="P23" style:family="paragraph" style:parent-style-name="Standard">
      <style:text-properties style:font-name="Times new roman" fo:font-size="14pt" fo:font-weight="bold" officeooo:rsid="00261e18" officeooo:paragraph-rsid="00261e18" style:font-size-asian="12.25pt" style:font-weight-asian="bold" style:font-size-complex="14pt" style:font-weight-complex="bold"/>
    </style:style>
    <style:style style:name="P24" style:family="paragraph" style:parent-style-name="Standard">
      <style:text-properties style:font-name="Times new roman" fo:font-size="14pt" fo:font-weight="bold" officeooo:rsid="002b1760" officeooo:paragraph-rsid="002b1760" style:font-size-asian="12.25pt" style:font-weight-asian="bold" style:font-size-complex="14pt" style:font-weight-complex="bold"/>
    </style:style>
    <style:style style:name="T1" style:family="text">
      <style:text-properties officeooo:rsid="000c3cbc"/>
    </style:style>
    <style:style style:name="T2" style:family="text">
      <style:text-properties officeooo:rsid="000c5400"/>
    </style:style>
    <style:style style:name="T3" style:family="text">
      <style:text-properties officeooo:rsid="000d0ae6"/>
    </style:style>
    <style:style style:name="T4" style:family="text">
      <style:text-properties officeooo:rsid="0012a567"/>
    </style:style>
    <style:style style:name="T5" style:family="text">
      <style:text-properties officeooo:rsid="00132d26"/>
    </style:style>
    <style:style style:name="T6" style:family="text">
      <style:text-properties fo:font-weight="normal" style:font-weight-asian="normal" style:font-weight-complex="normal"/>
    </style:style>
    <style:style style:name="T7" style:family="text">
      <style:text-properties fo:font-weight="normal" officeooo:rsid="00179458" style:font-weight-asian="normal" style:font-weight-complex="normal"/>
    </style:style>
    <style:style style:name="T8" style:family="text">
      <style:text-properties officeooo:rsid="001cbfbb"/>
    </style:style>
    <style:style style:name="T9" style:family="text">
      <style:text-properties officeooo:rsid="001f6bcf"/>
    </style:style>
    <style:style style:name="T10" style:family="text">
      <style:text-properties officeooo:rsid="002494f9"/>
    </style:style>
    <style:style style:name="T11" style:family="text">
      <style:text-properties officeooo:rsid="00261e18"/>
    </style:style>
    <style:style style:name="T12" style:family="text">
      <style:text-properties fo:font-size="14pt" style:font-size-asian="12.25pt" style:font-size-complex="14pt"/>
    </style:style>
    <style:style style:name="T13" style:family="text">
      <style:text-properties officeooo:rsid="002a8890"/>
    </style:style>
    <style:style style:name="T14" style:family="text">
      <style:text-properties officeooo:rsid="002e7f2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tab/>LBBSRT: An Efficient SDN Load Balancing Scheme Based on Server Response Time <text:span text:style-name="T5">(Hong Zhong,Yaming Fang,Jie cui)</text:span></text:p>
      <text:p text:style-name="P5"/>
      <text:p text:style-name="P3"><text:s/><text:span text:style-name="T2">T</text:span>ο παραδοσιακο συστημα εξισορροπησης φορτιου δεν μπορει να εκμεταλλευτει πληρως <text:span text:style-name="T1">τους χρονους αποκρισης του διακομιστη.</text:span><text:span text:style-name="T2">Προκειμενου να επιλυσουν αποτελεσματικα την παραδοσιακη εξισορροπηση φορτου, προτεινουν ενα συστημα εξισορροπησης φορτιου με βαση τον διακομιστη. Χρησημοποιοντας το πλεονεκτημα του SDN flexibility που λεγεται LBBSRT. </text:span><text:span text:style-name="T3">Το οποιο κανει χρηση του χρονου αποκρισης σε πραγαμτικο χρονο , επεξεραγαζοντας της αιτησης χρηστων σε ομοιομορφα ισορροπημενα serve loads.</text:span></text:p>
      <text:p text:style-name="P4"/>
      <text:p text:style-name="P1">2.<text:tab/>Scheduling within Temporal Partitions Response-Time Analysis and Server Design <text:span text:style-name="T5">(Luis Almeida, Paulo Pedreiras)</text:span></text:p>
      <text:p text:style-name="P1"/>
      <text:p text:style-name="P6">Εξετασαν την περιπτωση στην οποια μια εφαρμογη αποτελουταν απο πολλες διεργασιες μεσα σε εναν periodic server με fixed priority local scheduling.Οπου παρατηρησαν 2 κυρια αποτελεσματα, η αναλυση χρονου αποκρισης για τετοιες διεργασιες και ο σχεδιασμος του server ωστε να ειναι δυνατη η εκληρωση των χρονικων περιορισμων της εφαρμογης,χρησημοποιωντας τους λιγοτερους πορους του συστηματος.<text:span text:style-name="T4">Ειναι μια γενικευση του γνωστου worst-case response time analysis for fixed-priority systems που αντιμετωπιζει την περιορισμενη διαθεσιμοτητα του επεξεργαστη που παρεχεται απο εναν διακοσμιτη , και βασιζεται στην αναλυση που ειχε ανπτυχθει για τον προγραμματισμο του ασυχρονου συστηματος ανταλλαηγς μηνυματων του FTT-CAN.</text:span></text:p>
      <text:p text:style-name="P6"/>
      <text:p text:style-name="P18">3. Measuring the Capacity of a Web Server (Gaurav Banga ,Peter Druschel)</text:p>
      <text:p text:style-name="P14"><text:span text:style-name="T6"/></text:p>
      <text:p text:style-name="P15"><text:span text:style-name="T6">Αυτο το εγγραφο εξετασε τις παγιδες που προκυπτουν κατα την διαδικασια δημουργιας συνθετικων φορτων εργασιας διακομιστη Web <text:s/>σε ενα πεδιο δοκιμων που αποτελειται απο ενα μικρο αριθμο υπολογιστων-πελατων.Θετει τους περιορισμους του απλου συστηματος παραγωγης αιτησεων που αποτελει την βαση των Web-server Benchmarks.Προτεινουν και αξιολογουν μια νεα στρατηγικη που αντιμετωπιζει αυτα τα προβληματα χρησιμοποιωντας ενα συνολο client-proscesses .</text:span><text:span text:style-name="T7">Η αρχικη εμπειρια στην χρηση αυτης της μεθοδου για την αξιολογηση ενος τυπικου διακομιστη Web <text:s/>υποδεικνυει οτι η μετρηση των επιδοσεων του διακομιστη υπο συνθηκες υπερφορτωσης και καταιγισμου κυκλοφοριας παρεχει νεες και σημαντικες πληροφοριες για τις επιδοσεις διακομιστων.Η μεθοδολογια τους ειναι ικανη για την δημιουργια ρεαλιστικης και γρηγορης κινησης HTTP .</text:span></text:p>
      <text:p text:style-name="P15"><text:span text:style-name="T7"/></text:p>
      <text:p text:style-name="P19">4. Dynamic Load Balancing on Web-Server Systems (Valeria Cardellini,Michele Colajanni,Philip Yu)</text:p>
      <text:p text:style-name="P17"/>
      <text:p text:style-name="P7">To network-bandwidth μπορει περισσοτερο απο το node-capacity να περιορισει τις επιδοσεις εξισορροπησης φορτου.Ετσι λοιπον τα LAN-distributed Web server-clusters μπορει να αποτελεσουν μια περιορισμενη λυση για αυξημενες αιτησεις πελατων.<text:span text:style-name="T8">Μια πιο αποτελεσματικη προσεγγιση απαιτει γεωγραφικα κατανεμημενους κομβους διακομιστη που βρισκονται σε ξεχωριστα δικυα.Σε αυτες τις περιπτωσεις ο αλγοριθμος αποστολης πρεπει να λαβει υποψη το φορτιο και το client-proximity κατα την διανομη αιτησεων. Μια δυσκολια που πρεπει να αντιμετωπισουν αυτες οι προσεγγισεις ειναι η δυναμικη αξιολογηση αυτων των πληροφορων , καθως ποικιλλει συχνα στο περιβαλλον του διαδικυου.</text:span></text:p>
      <text:p text:style-name="P7"/>
      <text:p text:style-name="P7"/>
      <text:p text:style-name="P7"/>
      <text:p text:style-name="P20"><text:soft-page-break/>5. An Admission Control Scheme For Predictable Server Response Time for Web Accesses (Xiangping Chen,Prasant Mohapatra, Huamin Chen )</text:p>
      <text:p text:style-name="P20"/>
      <text:p text:style-name="P8">Οταν ενας διακομιστης δεν ειναι σε θεση να παρεχει ικανοποιητικες υπηρεσιες σε ολες τις αιτησεις,η επιλεκτικη εκχωρηση πορων ειναι μια υποσχομενη τεχνολογια για να εξασφαλισει την εξυπηρετηση σε αιτηματα που ειναι σημαντικα για τους πελατες η τους διακομιστες.<text:span text:style-name="T9">Παρουσιαζουν εναν νεο etive admission control algorithm PACERS,για να προσαρμοσοστουν στα προτυπα προσβασης και την επεξεργασια των web servers.Τα θεωρητικα αποτελεσματα προσομοιωσης αποδεικνυουν οτι ο αλγοριθμος PACERS <text:s/>ειναι σε θεση να παρεχει διασφαλιση του χρονου αποκρισης και της αποδοσης για καθε ομαδα προτεραιοτητας σε διαφορες καταστασεις φορτου εργασιας.</text:span></text:p>
      <text:p text:style-name="P8"/>
      <text:p text:style-name="P21">6. Maximizing the Robustness of TDMA Networks with Applications of TTP/C (Bruno Gaujal)</text:p>
      <text:p text:style-name="P21"/>
      <text:p text:style-name="P9">Multi-access πρωτοκολλα βασισμενα στο TDMA(Time Division Multiple Access) χρησιμοποιουνται ευρεως σε συστηματα επικοινωνιων .Τα πρωτοκολλα που βασιζονται στα TDMA ειναι καταλληλα για εφαρμογες σε πραγματικο χρονο,καθως παρεχουν ντετερμινιστικη προσβαση στο μεσο ,και <text:span text:style-name="T10">οριοθετημενοι χρονοι αποκρισης.Επιπλεον οι τακτικες μεταδοσεις μηνυματων μπορουν να εντοπισουν αποτυχημενους κομβους .Σε αυτην την εργασια εχουν το την πιο συγχρονη παρραλη του TDMA οπως εγκριθηκε απο το πρωτοκολλο TTP/C.</text:span></text:p>
      <text:p text:style-name="P9"/>
      <text:p text:style-name="P22">7. Impoving Web Server Performance by Catching Dynamic Data (Arun Iyengar , Jim Challenger)</text:p>
      <text:p text:style-name="P22"/>
      <text:p text:style-name="P10">Αυτο το αρθρο εχει αναλυσει τον σχεδιασμο και την αποδοση της προσωρινης μημης DynamicWeb για δυναμικες ιστοσελιδες.Το DynamicWeb ταιριαζει καλυτερα στης δυναμικες ιστοσελιδες περισσοτερο απο τα cached proxy καθως επιτρεπει στο προγραμμα <text:span text:style-name="T11">να αποθηκευει να ακυρωνει και ναι ενημερωνει αντικειμενα.Το προγραμμα μπορει να διασφαλισει οτι η προσωρινη μνημη ειναι ενημερωμενη.Το DynamicWeb βελτιωσε σημαντικα την αποδοση διαφορων εμπορικων ιστοτοπων παρεχοντας υψηλο ποσοστο δυναμικου περιεχομενου.Ειναι συμβατο με ολους τους διακομιστες .</text:span></text:p>
      <text:p text:style-name="P10"/>
      <text:p text:style-name="P23">8. Performance Study of Load Balancing Algorithms in Distributed Web Server Systems (Zhong Xu,Rong Huang)</text:p>
      <text:p text:style-name="P23"/>
      <text:p text:style-name="P11">Μεσω εκτεταμενης προσομοιωσης εχουν φτασει στα εξης συμπερασματα.Ο αλγοριθμος round robin εχει κακη αποδοση ιδιως σε μεγαλο βαθμο χωρις ομοιομορφη κυκλοφορια.Η ληψη πλεονεκτηματων τοσο απο τους διακομιστες οσο και απο τα domain information <text:s/>θα μπορουσε να βελτιωσει την αποδοση στις περισσοτερες περιπτωσεις. Η προσεγγιση Handoff εχει εξαιρετικη αποδοση οσον αφορα το load balancing ,αλλα η μεση καθυστερηση αποκρισης εξαρταται πολυ απο την ικανοτητα υπολογισμου του διανομεα</text:p>
      <text:p text:style-name="P11"/>
      <text:p text:style-name="P11"/>
      <text:p text:style-name="P11"/>
      <text:p text:style-name="P11"/>
      <text:p text:style-name="P11"/>
      <text:p text:style-name="P11"/>
      <text:p text:style-name="P11"/>
      <text:p text:style-name="P16"><text:soft-page-break/>9. <text:span text:style-name="T12">A Weighted Metric Based Adaptive Algorithm for Web Server Load Balancing</text:span></text:p>
      <text:p text:style-name="P16"><text:span text:style-name="T12">(Deepak Shadrach,Kiran Balagani,Vir Phoha)</text:span></text:p>
      <text:p text:style-name="P16"><text:span text:style-name="T12"/></text:p>
      <text:p text:style-name="P12">Οι random και round robin αλγοριθμοι εχουν λογικα επιπεδα αποδοσης στης προσομοιωσεις τους αλλα δεν εχουν την δυνατοτητα προσαρμογης στις διακυμανσεις της κυκλοφοριας στα web servers.Ο αλγοριθμος CNN εκτελει το load distribution στα cahce περιοχεμενα του web server, ετσι ταιριαζει με την αποδοση του αλγοριθμου RT<text:span text:style-name="T13">SLB </text:span>μεχρι τον αρθιμο των ταυτοχρονων αιτηματων φτασει στο οριο του,οπου απο εκεινο το σημειο και μετα υποβαθμιζεται.<text:span text:style-name="T13">Ο αλγοριθμος RTSLB περναει τους αλλους αλγοριθμους καθως διαφερει στην πολιτικη διανομης του , οχι μονο στα cached contents αλλα και λαμβανοντας υποψη το φορτιο που βιωνουν οι μεμονωμενοι διακομιστες.</text:span></text:p>
      <text:p text:style-name="P12"/>
      <text:p text:style-name="P24">10. A Model of Web Server Performance (Louis Slothouber)</text:p>
      <text:p text:style-name="P24"/>
      <text:p text:style-name="P13">Σε αυτο το αρθρο παρουσιασαν ενα αφηρημενο μοντελο αποδοσης διακομιστων, στο οποιο ο διακομιστης και το Διαδικτυο διαμορφωνονται συλλογικα ως ανοιχτο δικτυο αναμονης.Η αναλυση αυτου του μοντελου αποδιδει αρκετα ενδιαφεροντα αποτελεσματα.Το πιο σημαντικο , καθως η φορτωση υπηρεσιας σε διακομιστη αυξανει τον χρονο που απαιτειται για την προβολη ενος αρχειου αυξανεται πολυ σταδιακα εως ενα σημειο.Μετα απο εκεινο το σημειο αυξανεται <text:s/>ξαφνικα και ασυμπτωτα προς το απειρο.Αυτο το ασυμπτωματικο οριζει ενα καθαρο ανω οριο στην ικανοτητα εξυπηρετησης των διακομιστων.<text:span text:style-name="T14">Το οριο ειναι ιδιαιτερα ευαισθητο στο μεσο μεγεθος των αρχειων που προβαλλονται.Με περιορισμο των αριθμων των ταυτοχρονων συνδεσεων ενας διακομιστης μπορει να αποφυγει την αδιεξοδο κατασταση που συμβαινει καθως το φορτιο διακομιστη πλησιαζει την μεγιστη χωριτικοτητα</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8T15:35:24.590513605</meta:creation-date>
    <dc:date>2020-12-30T19:03:14.208987484</dc:date>
    <meta:editing-duration>PT55M18S</meta:editing-duration>
    <meta:editing-cycles>11</meta:editing-cycles>
    <meta:generator>LibreOffice/6.4.7.2$Linux_X86_64 LibreOffice_project/40$Build-2</meta:generator>
    <meta:document-statistic meta:table-count="0" meta:image-count="0" meta:object-count="0" meta:page-count="3" meta:paragraph-count="21" meta:word-count="973" meta:character-count="7206" meta:non-whitespace-character-count="6248"/>
  </office:meta>
</office:document-meta>
</file>